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center" draw:textarea-vertical-align="middle"/>
    </style:style>
    <style:style style:name="gr3" style:family="graphic" style:parent-style-name="standard">
      <style:graphic-properties svg:stroke-color="#ffffff" draw:fill="solid" draw:fill-color="#00458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none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text-shadow="non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3.81cm" svg:x="12.43cm" svg:y="2.27cm">
          <text:p text:style-name="P1">index.htm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445cm" svg:height="1.905cm" svg:x="4.175cm" svg:y="0.365cm">
          <text:p text:style-name="P1">aboutme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653cm" svg:y1="6.08cm" svg:x2="14.97cm" svg:y2="8.62cm" draw:start-shape="id1" draw:start-glue-point="6" draw:end-shape="id2" draw:end-glue-point="4" svg:d="m14653 6080c0 1906 317 637 317 2540">
          <text:p/>
        </draw:connector>
        <draw:connector draw:style-name="gr2" draw:text-style-name="P1" draw:layer="layout" draw:type="curve" svg:x1="8.62cm" svg:y1="1.317cm" svg:x2="14.653cm" svg:y2="2.27cm" draw:start-shape="id3" draw:start-glue-point="1" draw:end-shape="id1" draw:end-glue-point="4" svg:d="m8620 1317c4022 0 6033 317 6033 953">
          <text:p/>
        </draw:connector>
        <draw:custom-shape draw:style-name="gr1" draw:text-style-name="P1" xml:id="id2" draw:id="id2" draw:layer="layout" svg:width="5.08cm" svg:height="3.81cm" svg:x="12.43cm" svg:y="8.62cm">
          <text:p text:style-name="P1">schoolunch.htm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6.985cm" svg:height="3.81cm" svg:x="1cm" svg:y="5.445cm">
          <text:p text:style-name="P1">goodschoollunch.htm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curve" svg:x1="12.43cm" svg:y1="10.525cm" svg:x2="7.985cm" svg:y2="7.35cm" draw:start-shape="id2" draw:start-glue-point="5" draw:end-shape="id4" draw:end-glue-point="7" svg:d="m12430 10525c-3333 0-1111-3175-4445-3175">
          <text:p/>
        </draw:connector>
        <draw:custom-shape draw:style-name="gr1" draw:text-style-name="P1" xml:id="id5" draw:id="id5" draw:layer="layout" svg:width="6.35cm" svg:height="1.27cm" svg:x="0.365cm" svg:y="11.795cm">
          <text:p text:style-name="P1">schoolexample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cm" svg:y1="7.35cm" svg:x2="0.365cm" svg:y2="12.43cm" draw:start-shape="id4" draw:start-glue-point="5" draw:end-shape="id5" svg:d="m1000 7350c-1704 0-1386 5080-635 5080">
          <text:p/>
        </draw:connector>
        <draw:custom-shape draw:style-name="gr1" draw:text-style-name="P1" xml:id="id6" draw:id="id6" draw:layer="layout" svg:width="7.62cm" svg:height="2.54cm" svg:x="19.32cm" svg:y="6.08cm">
          <text:p text:style-name="P1">badschoollunch.htm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curve" svg:x1="17.51cm" svg:y1="10.525cm" svg:x2="19.32cm" svg:y2="7.35cm" draw:start-shape="id2" draw:start-glue-point="7" draw:end-shape="id6" draw:end-glue-point="5" svg:d="m17510 10525c1359 0 454-3175 1810-3175">
          <text:p/>
        </draw:connector>
        <draw:custom-shape draw:style-name="gr1" draw:text-style-name="P1" xml:id="id7" draw:id="id7" draw:layer="layout" svg:width="6.35cm" svg:height="1.905cm" svg:x="20.05cm" svg:y="10.525cm">
          <text:p text:style-name="P1">schoolexample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3.13cm" svg:y1="8.62cm" svg:x2="23.225cm" svg:y2="10.525cm" draw:start-shape="id6" draw:start-glue-point="6" draw:end-shape="id7" draw:end-glue-point="0" svg:d="m23130 8620c0 1429 95 477 95 1905">
          <text:p/>
        </draw:connector>
        <draw:custom-shape draw:style-name="gr1" draw:text-style-name="P1" xml:id="id8" draw:id="id8" draw:layer="layout" svg:width="6.985cm" svg:height="1.27cm" svg:x="4.175cm" svg:y="14.97cm">
          <text:p text:style-name="P1">goodfoodphotoe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493cm" svg:y1="9.255cm" svg:x2="11.16cm" svg:y2="15.605cm" draw:start-shape="id4" draw:start-glue-point="6" draw:end-shape="id8" draw:end-glue-point="1" svg:d="m4493 9255c0 4287 3584 3572 5438 4088s1979 2262 1229 2262">
          <text:p/>
        </draw:connector>
        <draw:custom-shape draw:style-name="gr1" draw:text-style-name="P1" xml:id="id9" draw:id="id9" draw:layer="layout" svg:width="6.985cm" svg:height="1.27cm" svg:x="18.145cm" svg:y="13.7cm">
          <text:p text:style-name="P1">Badfoodphotoes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6.94cm" svg:y1="7.35cm" svg:x2="25.13cm" svg:y2="14.335cm" draw:start-shape="id6" draw:start-glue-point="7" draw:end-shape="id9" draw:end-glue-point="1" svg:d="m26940 7350c753 0 1658 6985-1810 6985">
          <text:p/>
        </draw:connector>
        <draw:custom-shape draw:style-name="gr1" draw:text-style-name="P1" xml:id="id10" draw:id="id10" draw:layer="layout" svg:width="11.43cm" svg:height="1.27cm" svg:x="11.795cm" svg:y="16.24cm">
          <text:p text:style-name="P1">Thingstodotogetbetterschoollunch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97cm" svg:y1="12.43cm" svg:x2="17.51cm" svg:y2="16.24cm" draw:start-shape="id2" draw:start-glue-point="6" draw:end-shape="id10" svg:d="m14970 12430c0 2859 2540 954 2540 3810">
          <text:p/>
        </draw:connector>
        <draw:custom-shape draw:style-name="gr1" draw:text-style-name="P1" xml:id="id11" draw:id="id11" draw:layer="layout" svg:width="10.795cm" svg:height="1.27cm" svg:x="1cm" svg:y="3.54cm">
          <text:p text:style-name="P1">picturesofchildrenexprestiongood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493cm" svg:y1="5.445cm" svg:x2="6.397cm" svg:y2="4.81cm" draw:start-shape="id4" draw:start-glue-point="4" draw:end-shape="id11" draw:end-glue-point="2" svg:d="m4493 5445c0-475 1904-158 1904-635">
          <text:p/>
        </draw:connector>
        <draw:custom-shape draw:style-name="gr1" draw:text-style-name="P1" xml:id="id12" draw:id="id12" draw:layer="layout" svg:width="11.335cm" svg:height="1.27cm" svg:x="16.24cm" svg:y="1cm">
          <text:p text:style-name="P1">Picturesofchildrenexprestionbad.htm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1.907cm" svg:y1="2.27cm" svg:x2="23.13cm" svg:y2="6.08cm" draw:start-shape="id12" draw:start-glue-point="2" draw:end-shape="id6" draw:end-glue-point="4" svg:d="m21907 2270c0 2857 1223 953 1223 3810">
          <text:p/>
        </draw:connector>
      </draw:page>
      <draw:page draw:name="page2" draw:style-name="dp1" draw:master-page-name="Default">
        <draw:custom-shape draw:style-name="gr3" draw:text-style-name="P2" draw:layer="layout" svg:width="5.08cm" svg:height="2.54cm" svg:x="1.635cm" svg:y="5.445cm">
          <text:p text:style-name="P2"><text:span text:style-name="T1">Aboutme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08cm" svg:height="2.54cm" svg:x="1.635cm" svg:y="7.985cm">
          <text:p text:style-name="P3"><text:span text:style-name="T2">Schoollunch.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3.495cm" svg:height="4.445cm" svg:x="2.905cm" svg:y="1cm">
          <text:p text:style-name="P1">Welcome to the website of... SCHOOL LUNCH!!!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145cm" svg:height="13.335cm" svg:x="7.985cm" svg:y="6.715cm"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text:p text:style-name="P1">Yada Yada Yada what this website is going to be abou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8.255cm" svg:x="1.635cm" svg:y="11.16cm">
          <text:p text:style-name="P1">Click </text:p>
          <text:p text:style-name="P1">here</text:p>
          <text:p text:style-name="P1"><text:s/>to</text:p>
          <text:p text:style-name="P1"><text:s/>Get</text:p>
          <text:p text:style-name="P1"><text:s/>started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6.35cm" svg:height="4.985cm" svg:x="20.05cm" svg:y="15.605cm">
          <text:p text:style-name="P1">Normallunch.htm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student </meta:initial-creator>
    <meta:creation-date>2012-04-13T13:53:37</meta:creation-date>
    <dc:date>2012-04-20T14:07:00</dc:date>
    <dc:creator>student </dc:creator>
    <meta:editing-duration>PT40M8S</meta:editing-duration>
    <meta:editing-cycles>2</meta:editing-cycles>
    <meta:generator>LibreOffice/3.3$Linux LibreOffice_project/330m19$Build-202</meta:generator>
    <meta:document-statistic meta:object-count="29"/>
  </office:meta>
</office:document-meta>
</file>